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aanvraag tijdelij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(mee)aanvraag tijdelijk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VA ontrui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-00-0000</text:date>, <text:time style:data-style-name="N2" text:time-value="12:36:24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19-06-05T12:36:31.569000000</dc:date>
    <meta:editing-duration>PT24M8S</meta:editing-duration>
    <meta:editing-cycles>4</meta:editing-cycles>
    <meta:generator>LibreOffice/6.0.4.2$Windows_X86_64 LibreOffice_project/9b0d9b32d5dcda91d2f1a96dc04c645c450872bf</meta:generator>
    <meta:document-statistic meta:table-count="1" meta:cell-count="97" meta:object-count="0"/>
  </office:meta>
</office:document-meta>
</file>